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ime">
            <text:p>time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y">
            <text:p>y</text:p>
          </table:table-cell>
          <table:table-cell table:style-name="pd1" office:value-type="string" office:value="Explorer">
            <text:p>Explorer</text:p>
          </table:table-cell>
          <table:table-cell table:style-name="pd1" office:value-type="string" office:value="Terminal">
            <text:p>Terminal</text:p>
          </table:table-cell>
          <table:table-cell table:style-name="pd1" office:value-type="string" office:value="Code">
            <text:p>Code</text:p>
          </table:table-cell>
          <table:table-cell table:style-name="pd1" office:value-type="string" office:value="Engagement">
            <text:p>Engagement</text:p>
          </table:table-cell>
          <table:table-cell table:style-name="pd1" office:value-type="string" office:value="Excitement">
            <text:p>Excitement</text:p>
          </table:table-cell>
          <table:table-cell table:style-name="pd1" office:value-type="string" office:value="Long term excitement">
            <text:p>Long term excitement</text:p>
          </table:table-cell>
          <table:table-cell table:style-name="pd1" office:value-type="string" office:value="Stress/Frustration">
            <text:p>Stress/Frustration</text:p>
          </table:table-cell>
          <table:table-cell table:style-name="pd1" office:value-type="string" office:value="Relaxation">
            <text:p>Relaxation</text:p>
          </table:table-cell>
          <table:table-cell table:style-name="pd1" office:value-type="string" office:value="Interest/Affinity">
            <text:p>Interest/Affinity</text:p>
          </table:table-cell>
          <table:table-cell table:style-name="pd1" office:value-type="string" office:value="Focus">
            <text:p>Focus</text:p>
          </table:table-cell>
          <table:table-cell table:style-name="pd1" office:value-type="string" office:value="Pulse">
            <text:p>Pulse</text:p>
          </table:table-cell>
          <table:table-cell table:style-name="pd1" office:value-type="string" office:value="Bvp">
            <text:p>Bvp</text:p>
          </table:table-cell>
          <table:table-cell table:style-name="pd1" office:value-type="string" office:value="Gsr">
            <text:p>Gsr</text:p>
          </table:table-cell>
          <table:table-cell table:style-name="pd1" office:value-type="string" office:value="Valence">
            <text:p>Valence</text:p>
          </table:table-cell>
          <table:table-cell table:style-name="pd1" office:value-type="string" office:value="Arousal">
            <text:p>Arousal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Gender">
            <text:p>Gende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20-05-2023T14-52-11">
            <text:p>20-05-2023T14-52-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20-05-2023T14-52-12">
            <text:p>20-05-2023T14-52-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20-05-2023T14-52-14">
            <text:p>20-05-2023T14-52-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20-05-2023T14-52-15">
            <text:p>20-05-2023T14-52-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20-05-2023T14-52-17">
            <text:p>20-05-2023T14-52-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20-05-2023T14-52-18">
            <text:p>20-05-2023T14-52-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20-05-2023T14-52-20">
            <text:p>20-05-2023T14-52-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20-05-2023T14-52-21">
            <text:p>20-05-2023T14-52-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20-05-2023T14-52-22">
            <text:p>20-05-2023T14-52-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20-05-2023T14-52-24">
            <text:p>20-05-2023T14-52-2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20-05-2023T14-52-25">
            <text:p>20-05-2023T14-52-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20-05-2023T14-52-27">
            <text:p>20-05-2023T14-52-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20-05-2023T14-52-28">
            <text:p>20-05-2023T14-52-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20-05-2023T14-52-30">
            <text:p>20-05-2023T14-52-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